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43cm"/>
    </style:style>
    <style:style style:name="co2" style:family="table-column">
      <style:table-column-properties fo:break-before="auto" style:column-width="12.843cm"/>
    </style:style>
    <style:style style:name="co3" style:family="table-column">
      <style:table-column-properties fo:break-before="auto" style:column-width="2.399cm"/>
    </style:style>
    <style:style style:name="co4" style:family="table-column">
      <style:table-column-properties fo:break-before="auto" style:column-width="8.193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56cm" fo:break-before="auto" style:use-optimal-row-height="fals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56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9" style:family="table-cell" style:parent-style-name="Default" style:data-style-name="N0">
      <style:table-cell-properties style:text-align-source="fix" style:repeat-content="false" fo:wrap-option="wrap" style:vertical-align="top"/>
      <style:paragraph-properties fo:text-align="center" fo:margin-left="0cm"/>
      <style:text-properties fo:font-weight="normal" style:font-weight-asian="normal" style:font-weight-complex="normal" fo:hyphenate="true"/>
    </style:style>
    <style:style style:name="ce5" style:family="table-cell" style:parent-style-name="Default" style:data-style-name="N0">
      <style:table-cell-properties style:text-align-source="fix" style:repeat-content="false" fo:wrap-option="wrap" style:vertical-align="top"/>
      <style:paragraph-properties fo:text-align="start" fo:margin-left="0cm"/>
      <style:text-properties fo:font-weight="normal" style:font-weight-asian="normal" style:font-weight-complex="normal" fo:hyphenate="tru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wrap-option="wrap"/>
      <style:text-properties fo:hyphenate="true"/>
    </style:style>
    <style:style style:name="ce8"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webList" table:style-name="ta1">
        <table:table-column table:style-name="co1" table:default-cell-style-name="ce6"/>
        <table:table-column table:style-name="co2" table:default-cell-style-name="ce7"/>
        <table:table-column table:style-name="co3" table:default-cell-style-name="ce6"/>
        <table:table-column table:style-name="co4" table:default-cell-style-name="ce8"/>
        <table:table-row table:style-name="ro1">
          <table:table-cell table:style-name="ce9" table:number-columns-repeated="2"/>
          <table:table-cell table:style-name="ce9" table:formula="of:=+['file:///home/woooky/krypto/g2-archiary/setting/Ar-setting2.ods'#$filtr.A1]" office:value-type="string" office:string-value="Record" calcext:value-type="string">
            <text:p>Record</text:p>
          </table:table-cell>
          <table:table-cell table:style-name="ce9" table:formula="of:=+['file:///home/woooky/krypto/g2-archiary/setting/Ar-setting2.ods'#$filtr.D1]" office:value-type="string" office:string-value="Prefix" calcext:value-type="string">
            <text:p>Prefix</text:p>
          </table:table-cell>
        </table:table-row>
        <table:table-row table:style-name="ro2">
          <table:table-cell table:style-name="ce5" table:formula="of:=+['file:///home/woooky/krypto/g2-archiary/setting/Ar-setting2.ods'#$filtr.B2]" office:value-type="string" office:string-value="play1.png" calcext:value-type="string">
            <text:p>play1.png</text:p>
          </table:table-cell>
          <table:table-cell table:style-name="ce5" table:formula="of:=+['file:///home/woooky/krypto/g2-archiary/setting/Ar-setting2.ods'#$filtr.C2]" office:value-type="string" office:string-value="Kryptoměny – pohled náctiletého kluka na kryptoměny formou prezentace pro své spolužáky  🎬 [LK](2025)" calcext:value-type="string">
            <text:p>Kryptoměny – pohled náctiletého kluka na kryptoměny formou prezentace pro své spolužáky <text:s/>🎬 [LK](2025)</text:p>
          </table:table-cell>
          <table:table-cell table:style-name="ce9" table:formula="of:=+['file:///home/woooky/krypto/g2-archiary/setting/Ar-setting2.ods'#$filtr.A2]" office:value-type="float" office:value="0" calcext:value-type="float">
            <text:p>0</text:p>
          </table:table-cell>
          <table:table-cell table:style-name="ce5" table:formula="of:=+['file:///home/woooky/krypto/g2-archiary/setting/Ar-setting2.ods'#$filtr.D2]" office:value-type="string" office:string-value="https://mega.nz/file/6SRBgBRT#ZB0iawGPfOv_" calcext:value-type="string">
            <text:p>https://mega.nz/file/6SRBgBRT#ZB0iawGPfOv_</text:p>
          </table:table-cell>
        </table:table-row>
        <table:table-row table:style-name="ro2">
          <table:table-cell table:style-name="ce5" table:formula="of:=+['file:///home/woooky/krypto/g2-archiary/setting/Ar-setting2.ods'#$filtr.B3]" office:value-type="string" office:string-value="LE.png" calcext:value-type="string">
            <text:p>LE.png</text:p>
          </table:table-cell>
          <table:table-cell table:style-name="ce5" table:formula="of:=+['file:///home/woooky/krypto/g2-archiary/setting/Ar-setting2.ods'#$filtr.C3]" office:value-type="string" office:string-value="TD $5264, duration in 12 days, trade202507 LEAug 2025, bad output  📜💲 [mjw](2025)" calcext:value-type="string">
            <text:p>TD $5264, duration in 12 days, trade202507 LEAug 2025, bad output <text:s/>📜💲 [mjw](2025)</text:p>
          </table:table-cell>
          <table:table-cell table:style-name="ce9" table:formula="of:=+['file:///home/woooky/krypto/g2-archiary/setting/Ar-setting2.ods'#$filtr.A3]" office:value-type="float" office:value="1" calcext:value-type="float">
            <text:p>1</text:p>
          </table:table-cell>
          <table:table-cell table:style-name="ce5" table:formula="of:=+['file:///home/woooky/krypto/g2-archiary/setting/Ar-setting2.ods'#$filtr.D3]" office:value-type="string" office:string-value="https://mega.nz/file/SOQiGYDJ#ChN5OIGyVcWJ" calcext:value-type="string">
            <text:p>https://mega.nz/file/SOQiGYDJ#ChN5OIGyVcWJ</text:p>
          </table:table-cell>
        </table:table-row>
        <table:table-row table:style-name="ro2">
          <table:table-cell table:style-name="ce5" table:formula="of:=+['file:///home/woooky/krypto/g2-archiary/setting/Ar-setting2.ods'#$filtr.B4]" office:value-type="string" office:string-value="NQ.png" calcext:value-type="string">
            <text:p>NQ.png</text:p>
          </table:table-cell>
          <table:table-cell table:style-name="ce5" table:formula="of:=+['file:///home/woooky/krypto/g2-archiary/setting/Ar-setting2.ods'#$filtr.C4]" office:value-type="string" office:string-value="TD $5566, duration in 4 days, trade202507 NQ Sep 2025, good output  📜💲[mjw](2025) " calcext:value-type="string">
            <text:p>TD $5566, duration in 4 days, trade202507 NQ Sep 2025, good output <text:s/>📜💲[mjw](2025) </text:p>
          </table:table-cell>
          <table:table-cell table:style-name="ce9" table:formula="of:=+['file:///home/woooky/krypto/g2-archiary/setting/Ar-setting2.ods'#$filtr.A4]" office:value-type="float" office:value="2" calcext:value-type="float">
            <text:p>2</text:p>
          </table:table-cell>
          <table:table-cell table:style-name="ce5" table:formula="of:=+['file:///home/woooky/krypto/g2-archiary/setting/Ar-setting2.ods'#$filtr.D4]" office:value-type="string" office:string-value="https://mega.nz/file/ybhgjQBI#GZlRD_9q9b-E" calcext:value-type="string">
            <text:p>https://mega.nz/file/ybhgjQBI#GZlRD_9q9b-E</text:p>
          </table:table-cell>
        </table:table-row>
        <table:table-row table:style-name="ro2">
          <table:table-cell table:style-name="ce5" table:formula="of:=+['file:///home/woooky/krypto/g2-archiary/setting/Ar-setting2.ods'#$filtr.B5]" office:value-type="string" office:string-value="cez.png" calcext:value-type="string">
            <text:p>cez.png</text:p>
          </table:table-cell>
          <table:table-cell table:style-name="ce5" table:formula="of:=+['file:///home/woooky/krypto/g2-archiary/setting/Ar-setting2.ods'#$filtr.C5]" office:value-type="string" office:string-value="TA $open, duration in 19 years, STOCK CEZ Prague situation 202507, analysis, reflection, future  📜💲 [mjw](2025)" calcext:value-type="string">
            <text:p>TA $open, duration in 19 years, STOCK CEZ Prague situation 202507, analysis, reflection, future <text:s/>📜💲 [mjw](2025)</text:p>
          </table:table-cell>
          <table:table-cell table:style-name="ce9" table:formula="of:=+['file:///home/woooky/krypto/g2-archiary/setting/Ar-setting2.ods'#$filtr.A5]" office:value-type="float" office:value="3" calcext:value-type="float">
            <text:p>3</text:p>
          </table:table-cell>
          <table:table-cell table:style-name="ce5" table:formula="of:=+['file:///home/woooky/krypto/g2-archiary/setting/Ar-setting2.ods'#$filtr.D5]" office:value-type="string" office:string-value="https://mega.nz/file/fbIVgBwT#LkVPks3a01hK" calcext:value-type="string">
            <text:p>https://mega.nz/file/fbIVgBwT#LkVPks3a01hK</text:p>
          </table:table-cell>
        </table:table-row>
        <table:table-row table:style-name="ro2">
          <table:table-cell table:style-name="ce5" table:formula="of:=+['file:///home/woooky/krypto/g2-archiary/setting/Ar-setting2.ods'#$filtr.B6]" office:value-type="string" office:string-value="IMG20250809084445.jpg" calcext:value-type="string">
            <text:p>IMG20250809084445.jpg</text:p>
          </table:table-cell>
          <table:table-cell table:style-name="ce5" table:formula="of:=+['file:///home/woooky/krypto/g2-archiary/setting/Ar-setting2.ods'#$filtr.C6]" office:value-type="string" office:string-value="Flower with teddy bear  📸 [mjw](20250804)" calcext:value-type="string">
            <text:p>Flower with teddy bear <text:s/>📸 [mjw](20250804)</text:p>
          </table:table-cell>
          <table:table-cell table:style-name="ce9" table:formula="of:=+['file:///home/woooky/krypto/g2-archiary/setting/Ar-setting2.ods'#$filtr.A6]" office:value-type="float" office:value="4" calcext:value-type="float">
            <text:p>4</text:p>
          </table:table-cell>
          <table:table-cell table:style-name="ce5" table:formula="of:=+['file:///home/woooky/krypto/g2-archiary/setting/Ar-setting2.ods'#$filtr.D6]" office:value-type="string" office:string-value="https://mega.nz/file/SbZkFShY#T27WccpPhuo2" calcext:value-type="string">
            <text:p>https://mega.nz/file/SbZkFShY#T27WccpPhuo2</text:p>
          </table:table-cell>
        </table:table-row>
        <table:table-row table:style-name="ro2">
          <table:table-cell table:style-name="ce5" table:formula="of:=+['file:///home/woooky/krypto/g2-archiary/setting/Ar-setting2.ods'#$filtr.B7]" office:value-type="string" office:string-value="msdos.png" calcext:value-type="string">
            <text:p>msdos.png</text:p>
          </table:table-cell>
          <table:table-cell table:style-name="ce5" table:formula="of:=+['file:///home/woooky/krypto/g2-archiary/setting/Ar-setting2.ods'#$filtr.C7]" office:value-type="string" office:string-value="First Steps of a Programmer - calculator in cmd.exe 📝 [LK] (2024) " calcext:value-type="string">
            <text:p>First Steps of a Programmer - calculator in cmd.exe 📝 [LK] (2024) </text:p>
          </table:table-cell>
          <table:table-cell table:style-name="ce9" table:formula="of:=+['file:///home/woooky/krypto/g2-archiary/setting/Ar-setting2.ods'#$filtr.A7]" office:value-type="float" office:value="5" calcext:value-type="float">
            <text:p>5</text:p>
          </table:table-cell>
          <table:table-cell table:style-name="ce5" table:formula="of:=+['file:///home/woooky/krypto/g2-archiary/setting/Ar-setting2.ods'#$filtr.D7]" office:value-type="string" office:string-value="https://mega.nz/file/TLQzSZRZ#XoAiV28quEJw" calcext:value-type="string">
            <text:p>https://mega.nz/file/TLQzSZRZ#XoAiV28quEJw</text:p>
          </table:table-cell>
        </table:table-row>
        <table:table-row table:style-name="ro2">
          <table:table-cell table:style-name="ce5" table:formula="of:=+['file:///home/woooky/krypto/g2-archiary/setting/Ar-setting2.ods'#$filtr.B8]" office:value-type="string" office:string-value="praha.png" calcext:value-type="string">
            <text:p>praha.png</text:p>
          </table:table-cell>
          <table:table-cell table:style-name="ce5" table:formula="of:=+['file:///home/woooky/krypto/g2-archiary/setting/Ar-setting2.ods'#$filtr.C8]" office:value-type="string" office:string-value="Youth journey to the capital of the Czech Republic – Prague 🎬 [LK](2025)" calcext:value-type="string">
            <text:p>Youth journey to the capital of the Czech Republic – Prague 🎬 [LK](2025)</text:p>
          </table:table-cell>
          <table:table-cell table:style-name="ce9" table:formula="of:=+['file:///home/woooky/krypto/g2-archiary/setting/Ar-setting2.ods'#$filtr.A8]" office:value-type="float" office:value="6" calcext:value-type="float">
            <text:p>6</text:p>
          </table:table-cell>
          <table:table-cell table:style-name="ce5" table:formula="of:=+['file:///home/woooky/krypto/g2-archiary/setting/Ar-setting2.ods'#$filtr.D8]" office:value-type="string" office:string-value="https://mega.nz/file/HaR2lKDK#8EFkRws66iXt" calcext:value-type="string">
            <text:p>https://mega.nz/file/HaR2lKDK#8EFkRws66iXt</text:p>
          </table:table-cell>
        </table:table-row>
        <table:table-row table:style-name="ro2">
          <table:table-cell table:style-name="ce5" table:formula="of:=+['file:///home/woooky/krypto/g2-archiary/setting/Ar-setting2.ods'#$filtr.B9]" office:value-type="string" office:string-value="apple.png" calcext:value-type="string">
            <text:p>apple.png</text:p>
          </table:table-cell>
          <table:table-cell table:style-name="ce5" table:formula="of:=+['file:///home/woooky/krypto/g2-archiary/setting/Ar-setting2.ods'#$filtr.C9]" office:value-type="string" office:string-value="Jablíčko – Windows – a děti 🎥🙂 [LK,mjw](2024)" calcext:value-type="string">
            <text:p>Jablíčko – Windows – a děti 🎥🙂 [LK,mjw](2024)</text:p>
          </table:table-cell>
          <table:table-cell table:style-name="ce9" table:formula="of:=+['file:///home/woooky/krypto/g2-archiary/setting/Ar-setting2.ods'#$filtr.A9]" office:value-type="float" office:value="7" calcext:value-type="float">
            <text:p>7</text:p>
          </table:table-cell>
          <table:table-cell table:style-name="ce5" table:formula="of:=+['file:///home/woooky/krypto/g2-archiary/setting/Ar-setting2.ods'#$filtr.D9]" office:value-type="string" office:string-value="https://mega.nz/file/bepGzSoL#HZ9Ycux6XxIn" calcext:value-type="string">
            <text:p>https://mega.nz/file/bepGzSoL#HZ9Ycux6XxIn</text:p>
          </table:table-cell>
        </table:table-row>
        <table:table-row table:style-name="ro2">
          <table:table-cell table:style-name="ce5" table:formula="of:=+['file:///home/woooky/krypto/g2-archiary/setting/Ar-setting2.ods'#$filtr.B10]" office:value-type="string" office:string-value="ruh.png" calcext:value-type="string">
            <text:p>ruh.png</text:p>
          </table:table-cell>
          <table:table-cell table:style-name="ce5" table:formula="of:=+['file:///home/woooky/krypto/g2-archiary/setting/Ar-setting2.ods'#$filtr.C10]" office:value-type="string" office:string-value="Rehabilitation Institute Hrabyně – large aquarium –  🎥 [mjw](2020)" calcext:value-type="string">
            <text:p>Rehabilitation Institute Hrabyně – large aquarium – <text:s/>🎥 [mjw](2020)</text:p>
          </table:table-cell>
          <table:table-cell table:style-name="ce9" table:formula="of:=+['file:///home/woooky/krypto/g2-archiary/setting/Ar-setting2.ods'#$filtr.A10]" office:value-type="float" office:value="8" calcext:value-type="float">
            <text:p>8</text:p>
          </table:table-cell>
          <table:table-cell table:style-name="ce5" table:formula="of:=+['file:///home/woooky/krypto/g2-archiary/setting/Ar-setting2.ods'#$filtr.D10]" office:value-type="string" office:string-value="https://mega.nz/file/SDxygK4Q#lUw-oMck5Mg1" calcext:value-type="string">
            <text:p>https://mega.nz/file/SDxygK4Q#lUw-oMck5Mg1</text:p>
          </table:table-cell>
        </table:table-row>
        <table:table-row table:style-name="ro2">
          <table:table-cell table:style-name="ce5" table:formula="of:=+['file:///home/woooky/krypto/g2-archiary/setting/Ar-setting2.ods'#$filtr.B11]" office:value-type="string" office:string-value="fiat.png" calcext:value-type="string">
            <text:p>fiat.png</text:p>
          </table:table-cell>
          <table:table-cell table:style-name="ce5" table:formula="of:=+['file:///home/woooky/krypto/g2-archiary/setting/Ar-setting2.ods'#$filtr.C11]" office:value-type="string" office:string-value="Fiat Panda 2012, repairs and technical 20250807 25561,-CZK, mileage 107700km, first replacement of the rear exhaust, first replacement of the timing belt..… 🚗 [milo, mjw] (20250807)" calcext:value-type="string">
            <text:p>Fiat Panda 2012, repairs and technical 20250807 25561,-CZK, mileage 107700km, first replacement of the rear exhaust, first replacement of the timing belt..… 🚗 [milo, mjw] (20250807)</text:p>
          </table:table-cell>
          <table:table-cell table:style-name="ce9" table:formula="of:=+['file:///home/woooky/krypto/g2-archiary/setting/Ar-setting2.ods'#$filtr.A11]" office:value-type="float" office:value="9" calcext:value-type="float">
            <text:p>9</text:p>
          </table:table-cell>
          <table:table-cell table:style-name="ce5" table:formula="of:=+['file:///home/woooky/krypto/g2-archiary/setting/Ar-setting2.ods'#$filtr.D11]" office:value-type="string" office:string-value="https://mega.nz/file/GHwSDQaZ#qzQvj0si1mjg" calcext:value-type="string">
            <text:p>https://mega.nz/file/GHwSDQaZ#qzQvj0si1mjg</text:p>
          </table:table-cell>
        </table:table-row>
        <table:table-row table:style-name="ro2">
          <table:table-cell table:style-name="ce5" table:formula="of:=+['file:///home/woooky/krypto/g2-archiary/setting/Ar-setting2.ods'#$filtr.B12]" office:value-type="string" office:string-value="LE.png" calcext:value-type="string">
            <text:p>LE.png</text:p>
          </table:table-cell>
          <table:table-cell table:style-name="ce5" table:formula="of:=+['file:///home/woooky/krypto/g2-archiary/setting/Ar-setting2.ods'#$filtr.C12]" office:value-type="string" office:string-value="$5264, duration in 12 days, TD FUT trade202507 LE Aug2025, bad output 👉356" calcext:value-type="string">
            <text:p>$5264, duration in 12 days, TD FUT trade202507 LE Aug2025, bad output 👉356</text:p>
          </table:table-cell>
          <table:table-cell table:style-name="ce9" table:formula="of:=+['file:///home/woooky/krypto/g2-archiary/setting/Ar-setting2.ods'#$filtr.A12]" office:value-type="float" office:value="10" calcext:value-type="float">
            <text:p>10</text:p>
          </table:table-cell>
          <table:table-cell table:style-name="ce5" table:formula="of:=+['file:///home/woooky/krypto/g2-archiary/setting/Ar-setting2.ods'#$filtr.D12]" office:value-type="string" office:string-value="https://mega.nz/file/Leg2jBqZ#MP7Koq46ovbA" calcext:value-type="string">
            <text:p>https://mega.nz/file/Leg2jBqZ#MP7Koq46ovbA</text:p>
          </table:table-cell>
        </table:table-row>
        <table:table-row table:style-name="ro3">
          <table:table-cell table:style-name="ce5" table:formula="of:=+['file:///home/woooky/krypto/g2-archiary/setting/Ar-setting2.ods'#$filtr.B13]" office:value-type="string" office:string-value="android.png" calcext:value-type="string">
            <text:p>android.png</text:p>
          </table:table-cell>
          <table:table-cell table:style-name="ce5" table:formula="of:=+['file:///home/woooky/krypto/g2-archiary/setting/Ar-setting2.ods'#$filtr.C13]" office:value-type="string" office:string-value="Alfa.apk – trainer for Alpha male adepts – download and install android application  📥 🤖 [mjw](2016)" calcext:value-type="string">
            <text:p>Alfa.apk – trainer for Alpha male adepts – download and install android application <text:s/>📥 🤖 [mjw](2016)</text:p>
          </table:table-cell>
          <table:table-cell table:style-name="ce9" table:formula="of:=+['file:///home/woooky/krypto/g2-archiary/setting/Ar-setting2.ods'#$filtr.A13]" office:value-type="float" office:value="11" calcext:value-type="float">
            <text:p>11</text:p>
          </table:table-cell>
          <table:table-cell table:style-name="ce5" table:formula="of:=+['file:///home/woooky/krypto/g2-archiary/setting/Ar-setting2.ods'#$filtr.D13]" office:value-type="string" office:string-value="https://mega.nz/file/vaJCjBRT#M_OlTL0V59dB" calcext:value-type="string">
            <text:p>https://mega.nz/file/vaJCjBRT#M_OlTL0V59dB</text:p>
          </table:table-cell>
        </table:table-row>
        <table:table-row table:style-name="ro4">
          <table:table-cell table:style-name="ce5" table:formula="of:=+['file:///home/woooky/krypto/g2-archiary/setting/Ar-setting2.ods'#$filtr.B14]" office:value-type="string" office:string-value="tanec.jpg" calcext:value-type="string">
            <text:p>tanec.jpg</text:p>
          </table:table-cell>
          <table:table-cell table:style-name="ce5" table:formula="of:=+['file:///home/woooky/krypto/g2-archiary/setting/Ar-setting2.ods'#$filtr.C14]" office:value-type="string" office:string-value="Půlkolona – complete recording of the half-column - how young people learn to dance in Europe, the Czech Republic, in 2022 - in the youngest city of the republic 🎥 [mjw](2020)" calcext:value-type="string">
            <text:p>Půlkolona – complete recording of the half-column - how young people learn to dance in Europe, the Czech Republic, in 2022 - in the youngest city of the republic 🎥 [mjw](2020)</text:p>
          </table:table-cell>
          <table:table-cell table:style-name="ce9" table:formula="of:=+['file:///home/woooky/krypto/g2-archiary/setting/Ar-setting2.ods'#$filtr.A14]" office:value-type="float" office:value="12" calcext:value-type="float">
            <text:p>12</text:p>
          </table:table-cell>
          <table:table-cell table:style-name="ce5" table:formula="of:=+['file:///home/woooky/krypto/g2-archiary/setting/Ar-setting2.ods'#$filtr.D14]" office:value-type="string" office:string-value="https://mega.nz/file/ObRW2DgQ#_5iUuWr-RR8_" calcext:value-type="string">
            <text:p>https://mega.nz/file/ObRW2DgQ#_5iUuWr-RR8_</text:p>
          </table:table-cell>
        </table:table-row>
        <table:table-row table:style-name="ro1">
          <table:table-cell table:style-name="ce5" table:formula="of:=+['file:///home/woooky/krypto/g2-archiary/setting/Ar-setting2.ods'#$filtr.B15]" office:value-type="string" office:string-value="fiat.png" calcext:value-type="string">
            <text:p>fiat.png</text:p>
          </table:table-cell>
          <table:table-cell table:style-name="ce5" table:formula="of:=+['file:///home/woooky/krypto/g2-archiary/setting/Ar-setting2.ods'#$filtr.C15]" office:value-type="string" office:string-value="277305 km driven with a Peugeot 106 toy car  🎥 🚗 [milo, mjw] (2021)" calcext:value-type="string">
            <text:p>277305 km driven with a Peugeot 106 toy car <text:s/>🎥 🚗 [milo, mjw] (2021)</text:p>
          </table:table-cell>
          <table:table-cell table:style-name="ce9" table:formula="of:=+['file:///home/woooky/krypto/g2-archiary/setting/Ar-setting2.ods'#$filtr.A15]" office:value-type="float" office:value="13" calcext:value-type="float">
            <text:p>13</text:p>
          </table:table-cell>
          <table:table-cell table:style-name="ce5" table:formula="of:=+['file:///home/woooky/krypto/g2-archiary/setting/Ar-setting2.ods'#$filtr.D15]" office:value-type="string" office:string-value="https://mega.nz/file/rTwAARqS#hGA8YEQpejBM" calcext:value-type="string">
            <text:p>https://mega.nz/file/rTwAARqS#hGA8YEQpejBM</text:p>
          </table:table-cell>
        </table:table-row>
        <table:table-row table:style-name="ro3">
          <table:table-cell table:style-name="ce5" table:formula="of:=+['file:///home/woooky/krypto/g2-archiary/setting/Ar-setting2.ods'#$filtr.B16]" office:value-type="string" office:string-value="bike.png" calcext:value-type="string">
            <text:p>bike.png</text:p>
          </table:table-cell>
          <table:table-cell table:style-name="ce5" table:formula="of:=+['file:///home/woooky/krypto/g2-archiary/setting/Ar-setting2.ods'#$filtr.C16]" office:value-type="string" office:string-value="Olpran bike, men 28. Plus mudguards. Plus shipping. 4097,-CZK. Second ride and flat tire. 🎥🚲 [mjw](20250328)" calcext:value-type="string">
            <text:p>Olpran bike, men 28. Plus mudguards. Plus shipping. 4097,-CZK. Second ride and flat tire. 🎥🚲 [mjw](20250328)</text:p>
          </table:table-cell>
          <table:table-cell table:style-name="ce9" table:formula="of:=+['file:///home/woooky/krypto/g2-archiary/setting/Ar-setting2.ods'#$filtr.A16]" office:value-type="float" office:value="14" calcext:value-type="float">
            <text:p>14</text:p>
          </table:table-cell>
          <table:table-cell table:style-name="ce5" table:formula="of:=+['file:///home/woooky/krypto/g2-archiary/setting/Ar-setting2.ods'#$filtr.D16]" office:value-type="string" office:string-value="https://mega.nz/file/rOIyHZpC#ZJFrdQ32yG1k" calcext:value-type="string">
            <text:p>https://mega.nz/file/rOIyHZpC#ZJFrdQ32yG1k</text:p>
          </table:table-cell>
        </table:table-row>
        <table:table-row table:style-name="ro3">
          <table:table-cell table:style-name="ce5" table:formula="of:=+['file:///home/woooky/krypto/g2-archiary/setting/Ar-setting2.ods'#$filtr.B17]" office:value-type="string" office:string-value="bike.png" calcext:value-type="string">
            <text:p>bike.png</text:p>
          </table:table-cell>
          <table:table-cell table:style-name="ce5" table:formula="of:=+['file:///home/woooky/krypto/g2-archiary/setting/Ar-setting2.ods'#$filtr.C17]" office:value-type="string" office:string-value="Olpran bike user manual 🚲 [olpran](2025)" calcext:value-type="string">
            <text:p>Olpran bike user manual 🚲 [olpran](2025)</text:p>
          </table:table-cell>
          <table:table-cell table:style-name="ce9" table:formula="of:=+['file:///home/woooky/krypto/g2-archiary/setting/Ar-setting2.ods'#$filtr.A17]" office:value-type="float" office:value="15" calcext:value-type="float">
            <text:p>15</text:p>
          </table:table-cell>
          <table:table-cell table:style-name="ce5" table:formula="of:=+['file:///home/woooky/krypto/g2-archiary/setting/Ar-setting2.ods'#$filtr.D17]" office:value-type="string" office:string-value="https://mega.nz/file/PfJhQArR#4vJIUecIZS0G" calcext:value-type="string">
            <text:p>https://mega.nz/file/PfJhQArR#4vJIUecIZS0G</text:p>
          </table:table-cell>
        </table:table-row>
        <table:table-row table:style-name="ro5">
          <table:table-cell table:style-name="ce5" table:formula="of:=+['file:///home/woooky/krypto/g2-archiary/setting/Ar-setting2.ods'#$filtr.B18]" office:value-type="string" office:string-value="moudra.jpg" calcext:value-type="string">
            <text:p>moudra.jpg</text:p>
          </table:table-cell>
          <table:table-cell table:style-name="ce5" table:formula="of:=+['file:///home/woooky/krypto/g2-archiary/setting/Ar-setting2.ods'#$filtr.C18]" office:value-type="string" office:string-value="Android application Moudra.apk - a collection of proverbs and wisdoms from various peoples of the world. Suitable for all versions of Android. Can be downloaded and installed with permission to install from external sources. In Czech.  📥 🤖 [mjw](2016)" calcext:value-type="string">
            <text:p>Android application Moudra.apk - a collection of proverbs and wisdoms from various peoples of the world. Suitable for all versions of Android. Can be downloaded and installed with permission to install from external sources. In Czech. <text:s/>📥 🤖 [mjw](2016)</text:p>
          </table:table-cell>
          <table:table-cell table:style-name="ce9" table:formula="of:=+['file:///home/woooky/krypto/g2-archiary/setting/Ar-setting2.ods'#$filtr.A18]" office:value-type="float" office:value="16" calcext:value-type="float">
            <text:p>16</text:p>
          </table:table-cell>
          <table:table-cell table:style-name="ce5" table:formula="of:=+['file:///home/woooky/krypto/g2-archiary/setting/Ar-setting2.ods'#$filtr.D18]" office:value-type="string" office:string-value="https://mega.nz/file/jLBkhZRJ#GGns_2fjxFU6" calcext:value-type="string">
            <text:p>https://mega.nz/file/jLBkhZRJ#GGns_2fjxFU6</text:p>
          </table:table-cell>
        </table:table-row>
        <table:table-row table:style-name="ro5">
          <table:table-cell table:style-name="ce5" table:formula="of:=+['file:///home/woooky/krypto/g2-archiary/setting/Ar-setting2.ods'#$filtr.B19]" office:value-type="string" office:string-value="moudra.jpg" calcext:value-type="string">
            <text:p>moudra.jpg</text:p>
          </table:table-cell>
          <table:table-cell table:style-name="ce5" table:formula="of:=+['file:///home/woooky/krypto/g2-archiary/setting/Ar-setting2.ods'#$filtr.C19]" office:value-type="string" office:string-value="Android application Moudra.apk - a collection of proverbs and wisdoms from various peoples of the world. Suitable for all versions of Android. Can be downloaded and installed with permission to install from external sources. In Czech.  🎥 🤖 [mjw](2016)" calcext:value-type="string">
            <text:p>Android application Moudra.apk - a collection of proverbs and wisdoms from various peoples of the world. Suitable for all versions of Android. Can be downloaded and installed with permission to install from external sources. In Czech. <text:s/>🎥 🤖 [mjw](2016)</text:p>
          </table:table-cell>
          <table:table-cell table:style-name="ce9" table:formula="of:=+['file:///home/woooky/krypto/g2-archiary/setting/Ar-setting2.ods'#$filtr.A19]" office:value-type="float" office:value="17" calcext:value-type="float">
            <text:p>17</text:p>
          </table:table-cell>
          <table:table-cell table:style-name="ce5" table:formula="of:=+['file:///home/woooky/krypto/g2-archiary/setting/Ar-setting2.ods'#$filtr.D19]" office:value-type="string" office:string-value="https://mega.nz/file/nLhiCaDQ#1IpaW8IuNoyP" calcext:value-type="string">
            <text:p>https://mega.nz/file/nLhiCaDQ#1IpaW8IuNoyP</text:p>
          </table:table-cell>
        </table:table-row>
        <table:table-row table:style-name="ro3">
          <table:table-cell table:style-name="ce5" table:formula="of:=+['file:///home/woooky/krypto/g2-archiary/setting/Ar-setting2.ods'#$filtr.B20]" office:value-type="string" office:string-value="mafia.png" calcext:value-type="string">
            <text:p>mafia.png</text:p>
          </table:table-cell>
          <table:table-cell table:style-name="ce5" table:formula="of:=+['file:///home/woooky/krypto/g2-archiary/setting/Ar-setting2.ods'#$filtr.C20]" office:value-type="string" office:string-value="Mafia  🎥 eng/czk [mjw] (20250812)" calcext:value-type="string">
            <text:p>Mafia <text:s/>🎥 eng/czk [mjw] (20250812)</text:p>
          </table:table-cell>
          <table:table-cell table:style-name="ce9" table:formula="of:=+['file:///home/woooky/krypto/g2-archiary/setting/Ar-setting2.ods'#$filtr.A20]" office:value-type="float" office:value="18" calcext:value-type="float">
            <text:p>18</text:p>
          </table:table-cell>
          <table:table-cell table:style-name="ce5" table:formula="of:=+['file:///home/woooky/krypto/g2-archiary/setting/Ar-setting2.ods'#$filtr.D20]" office:value-type="string" office:string-value="https://mega.nz/file/ueQBUSgD#81SIohfLPQKq" calcext:value-type="string">
            <text:p>https://mega.nz/file/ueQBUSgD#81SIohfLPQKq</text:p>
          </table:table-cell>
        </table:table-row>
        <table:table-row table:style-name="ro3">
          <table:table-cell table:style-name="ce5" table:formula="of:=+['file:///home/woooky/krypto/g2-archiary/setting/Ar-setting2.ods'#$filtr.B21]" office:value-type="string" office:string-value="kb.png" calcext:value-type="string">
            <text:p>kb.png</text:p>
          </table:table-cell>
          <table:table-cell table:style-name="ce5" table:formula="of:=+['file:///home/woooky/krypto/g2-archiary/setting/Ar-setting2.ods'#$filtr.C21]" office:value-type="string" office:string-value="KB 🎥 [mjw] (20250811) The stock is approaching its all-time high. It has not broken through yet. This is the fourth leg of growth since …" calcext:value-type="string">
            <text:p>KB 🎥 [mjw] (20250811) The stock is approaching its all-time high. It has not broken through yet. This is the fourth leg of growth since …</text:p>
          </table:table-cell>
          <table:table-cell table:style-name="ce9" table:formula="of:=+['file:///home/woooky/krypto/g2-archiary/setting/Ar-setting2.ods'#$filtr.A21]" office:value-type="float" office:value="19" calcext:value-type="float">
            <text:p>19</text:p>
          </table:table-cell>
          <table:table-cell table:style-name="ce5" table:formula="of:=+['file:///home/woooky/krypto/g2-archiary/setting/Ar-setting2.ods'#$filtr.D21]" office:value-type="string" office:string-value="https://mega.nz/file/zXxmBABQ#cD4f_fbqNB1k" calcext:value-type="string">
            <text:p>https://mega.nz/file/zXxmBABQ#cD4f_fbqNB1k</text:p>
          </table:table-cell>
        </table:table-row>
        <table:table-row table:style-name="ro3">
          <table:table-cell table:style-name="ce5" table:formula="of:=+['file:///home/woooky/krypto/g2-archiary/setting/Ar-setting2.ods'#$filtr.B22]" office:value-type="string" office:string-value="helm.png" calcext:value-type="string">
            <text:p>helm.png</text:p>
          </table:table-cell>
          <table:table-cell table:style-name="ce5" table:formula="of:=+['file:///home/woooky/krypto/g2-archiary/setting/Ar-setting2.ods'#$filtr.C22]" office:value-type="string" office:string-value="Jawa Betka dily+manual+navod 🏍️ 🗜️ 📥 [net] (20250811)" calcext:value-type="string">
            <text:p>Jawa Betka dily+manual+navod 🏍️ 🗜️ 📥 [net] (20250811)</text:p>
          </table:table-cell>
          <table:table-cell table:style-name="ce9" table:formula="of:=+['file:///home/woooky/krypto/g2-archiary/setting/Ar-setting2.ods'#$filtr.A22]" office:value-type="float" office:value="20" calcext:value-type="float">
            <text:p>20</text:p>
          </table:table-cell>
          <table:table-cell table:style-name="ce5" table:formula="of:=+['file:///home/woooky/krypto/g2-archiary/setting/Ar-setting2.ods'#$filtr.D22]" office:value-type="string" office:string-value="https://mega.nz/file/DPxlVZwJ#4HfknDj6TmC8" calcext:value-type="string">
            <text:p>https://mega.nz/file/DPxlVZwJ#4HfknDj6TmC8</text:p>
          </table:table-cell>
        </table:table-row>
        <table:table-row table:style-name="ro3">
          <table:table-cell table:style-name="ce5" table:formula="of:=+['file:///home/woooky/krypto/g2-archiary/setting/Ar-setting2.ods'#$filtr.B23]" office:value-type="string" office:string-value="avatar.png" calcext:value-type="string">
            <text:p>avatar.png</text:p>
          </table:table-cell>
          <table:table-cell table:style-name="ce5" table:formula="of:=+['file:///home/woooky/krypto/g2-archiary/setting/Ar-setting2.ods'#$filtr.C23]" office:value-type="string" office:string-value="MJW selt portrait  📸 🎥 [mjw] (20250814)" calcext:value-type="string">
            <text:p>MJW selt portrait <text:s/>📸 🎥 [mjw] (20250814)</text:p>
          </table:table-cell>
          <table:table-cell table:style-name="ce9" table:formula="of:=+['file:///home/woooky/krypto/g2-archiary/setting/Ar-setting2.ods'#$filtr.A23]" office:value-type="float" office:value="21" calcext:value-type="float">
            <text:p>21</text:p>
          </table:table-cell>
          <table:table-cell table:style-name="ce5" table:formula="of:=+['file:///home/woooky/krypto/g2-archiary/setting/Ar-setting2.ods'#$filtr.D23]" office:value-type="string" office:string-value="https://mega.nz/file/iGBT1ZKa#eFG4RCNwgGb1" calcext:value-type="string">
            <text:p>https://mega.nz/file/iGBT1ZKa#eFG4RCNwgGb1</text:p>
          </table:table-cell>
        </table:table-row>
        <table:table-row table:style-name="ro1">
          <table:table-cell table:style-name="ce5" table:formula="of:=+['file:///home/woooky/krypto/g2-archiary/setting/Ar-setting2.ods'#$filtr.B24]" office:value-type="string" office:string-value="cat.png" calcext:value-type="string">
            <text:p>cat.png</text:p>
          </table:table-cell>
          <table:table-cell table:style-name="ce5" table:formula="of:=+['file:///home/woooky/krypto/g2-archiary/setting/Ar-setting2.ods'#$filtr.C24]" office:value-type="string" office:string-value="CATs portrait  - Kazi, Fiona, Filip 📸 🎥 [mjw] (20250814)" calcext:value-type="string">
            <text:p>CATs portrait <text:s/>- Kazi, Fiona, Filip 📸 🎥 [mjw] (20250814)</text:p>
          </table:table-cell>
          <table:table-cell table:style-name="ce9" table:formula="of:=+['file:///home/woooky/krypto/g2-archiary/setting/Ar-setting2.ods'#$filtr.A24]" office:value-type="float" office:value="22" calcext:value-type="float">
            <text:p>22</text:p>
          </table:table-cell>
          <table:table-cell table:style-name="ce5" table:formula="of:=+['file:///home/woooky/krypto/g2-archiary/setting/Ar-setting2.ods'#$filtr.D24]" office:value-type="string" office:string-value="https://mega.nz/file/uP51lZhT#-Bb1KUZ-qhpE" calcext:value-type="string">
            <text:p>https://mega.nz/file/uP51lZhT#-Bb1KUZ-qhpE</text:p>
          </table:table-cell>
        </table:table-row>
        <table:table-row table:style-name="ro3">
          <table:table-cell table:style-name="ce5" table:formula="of:=+['file:///home/woooky/krypto/g2-archiary/setting/Ar-setting2.ods'#$filtr.B25]" office:value-type="string" office:string-value="helth.png" calcext:value-type="string">
            <text:p>helth.png</text:p>
          </table:table-cell>
          <table:table-cell table:style-name="ce5" table:formula="of:=+['file:///home/woooky/krypto/g2-archiary/setting/Ar-setting2.ods'#$filtr.C25]" office:value-type="string" office:string-value="Hospital FM  🎥 [mjw] (202204)" calcext:value-type="string">
            <text:p>Hospital FM <text:s/>🎥 [mjw] (202204)</text:p>
          </table:table-cell>
          <table:table-cell table:style-name="ce9" table:formula="of:=+['file:///home/woooky/krypto/g2-archiary/setting/Ar-setting2.ods'#$filtr.A25]" office:value-type="float" office:value="23" calcext:value-type="float">
            <text:p>23</text:p>
          </table:table-cell>
          <table:table-cell table:style-name="ce5" table:formula="of:=+['file:///home/woooky/krypto/g2-archiary/setting/Ar-setting2.ods'#$filtr.D25]" office:value-type="string" office:string-value="https://mega.nz/file/GGQ32TbR#-B8-uOtrPpHq" calcext:value-type="string">
            <text:p>https://mega.nz/file/GGQ32TbR#-B8-uOtrPpHq</text:p>
          </table:table-cell>
        </table:table-row>
        <table:table-row table:style-name="ro3">
          <table:table-cell table:style-name="ce5" table:formula="of:=+['file:///home/woooky/krypto/g2-archiary/setting/Ar-setting2.ods'#$filtr.B26]" office:value-type="string" office:string-value="fish.jpg" calcext:value-type="string">
            <text:p>fish.jpg</text:p>
          </table:table-cell>
          <table:table-cell table:style-name="ce5" table:formula="of:=+['file:///home/woooky/krypto/g2-archiary/setting/Ar-setting2.ods'#$filtr.C26]" office:value-type="string" office:string-value="Akvarium  🎥 [mjw] (2023)" calcext:value-type="string">
            <text:p>Akvarium <text:s/>🎥 [mjw] (2023)</text:p>
          </table:table-cell>
          <table:table-cell table:style-name="ce9" table:formula="of:=+['file:///home/woooky/krypto/g2-archiary/setting/Ar-setting2.ods'#$filtr.A26]" office:value-type="float" office:value="24" calcext:value-type="float">
            <text:p>24</text:p>
          </table:table-cell>
          <table:table-cell table:style-name="ce5" table:formula="of:=+['file:///home/woooky/krypto/g2-archiary/setting/Ar-setting2.ods'#$filtr.D26]" office:value-type="string" office:string-value="https://mega.nz/file/GHg2gQSJ#m0mRmXPdC8ZW" calcext:value-type="string">
            <text:p>https://mega.nz/file/GHg2gQSJ#m0mRmXPdC8ZW</text:p>
          </table:table-cell>
        </table:table-row>
        <table:table-row table:style-name="ro3">
          <table:table-cell table:style-name="ce5" table:formula="of:=+['file:///home/woooky/krypto/g2-archiary/setting/Ar-setting2.ods'#$filtr.B27]" office:value-type="string" office:string-value="turistika.png" calcext:value-type="string">
            <text:p>turistika.png</text:p>
          </table:table-cell>
          <table:table-cell table:style-name="ce5" table:formula="of:=+['file:///home/woooky/krypto/g2-archiary/setting/Ar-setting2.ods'#$filtr.C27]" office:value-type="string" office:string-value="20231116 Prašivá 🎥 [mjw] (2023)" calcext:value-type="string">
            <text:p>20231116 Prašivá 🎥 [mjw] (2023)</text:p>
          </table:table-cell>
          <table:table-cell table:style-name="ce9" table:formula="of:=+['file:///home/woooky/krypto/g2-archiary/setting/Ar-setting2.ods'#$filtr.A27]" office:value-type="float" office:value="25" calcext:value-type="float">
            <text:p>25</text:p>
          </table:table-cell>
          <table:table-cell table:style-name="ce5" table:formula="of:=+['file:///home/woooky/krypto/g2-archiary/setting/Ar-setting2.ods'#$filtr.D27]" office:value-type="string" office:string-value="https://mega.nz/file/aLZnRaxA#on2waG1GwUkE" calcext:value-type="string">
            <text:p>https://mega.nz/file/aLZnRaxA#on2waG1GwUkE</text:p>
          </table:table-cell>
        </table:table-row>
        <table:table-row table:style-name="ro3">
          <table:table-cell table:style-name="ce5" table:formula="of:=+['file:///home/woooky/krypto/g2-archiary/setting/Ar-setting2.ods'#$filtr.B28]" office:value-type="string" office:string-value="turistika.png" calcext:value-type="string">
            <text:p>turistika.png</text:p>
          </table:table-cell>
          <table:table-cell table:style-name="ce5" table:formula="of:=+['file:///home/woooky/krypto/g2-archiary/setting/Ar-setting2.ods'#$filtr.C28]" office:value-type="string" office:string-value="20231122 Kubánkov 🎥 [mjw] (2023)" calcext:value-type="string">
            <text:p>20231122 Kubánkov 🎥 [mjw] (2023)</text:p>
          </table:table-cell>
          <table:table-cell table:style-name="ce9" table:formula="of:=+['file:///home/woooky/krypto/g2-archiary/setting/Ar-setting2.ods'#$filtr.A28]" office:value-type="float" office:value="26" calcext:value-type="float">
            <text:p>26</text:p>
          </table:table-cell>
          <table:table-cell table:style-name="ce5" table:formula="of:=+['file:///home/woooky/krypto/g2-archiary/setting/Ar-setting2.ods'#$filtr.D28]" office:value-type="string" office:string-value="https://mega.nz/file/SepSXagI#ClcBIilcVNQ5" calcext:value-type="string">
            <text:p>https://mega.nz/file/SepSXagI#ClcBIilcVNQ5</text:p>
          </table:table-cell>
        </table:table-row>
        <table:table-row table:style-name="ro3">
          <table:table-cell table:style-name="ce5" table:formula="of:=+['file:///home/woooky/krypto/g2-archiary/setting/Ar-setting2.ods'#$filtr.B29]" office:value-type="string" office:string-value="turistika.png" calcext:value-type="string">
            <text:p>turistika.png</text:p>
          </table:table-cell>
          <table:table-cell table:style-name="ce5" table:formula="of:=+['file:///home/woooky/krypto/g2-archiary/setting/Ar-setting2.ods'#$filtr.C29]" office:value-type="string" office:string-value="20250812 River Beautiful  🎥 [mjw] (2025)" calcext:value-type="string">
            <text:p>20250812 River Beautiful <text:s/>🎥 [mjw] (2025)</text:p>
          </table:table-cell>
          <table:table-cell table:style-name="ce9" table:formula="of:=+['file:///home/woooky/krypto/g2-archiary/setting/Ar-setting2.ods'#$filtr.A29]" office:value-type="float" office:value="27" calcext:value-type="float">
            <text:p>27</text:p>
          </table:table-cell>
          <table:table-cell table:style-name="ce5" table:formula="of:=+['file:///home/woooky/krypto/g2-archiary/setting/Ar-setting2.ods'#$filtr.D29]" office:value-type="string" office:string-value="https://mega.nz/file/TfJ0ERqC#Kmaf_q7NuJXU" calcext:value-type="string">
            <text:p>https://mega.nz/file/TfJ0ERqC#Kmaf_q7NuJXU</text:p>
          </table:table-cell>
        </table:table-row>
        <table:table-row table:style-name="ro1">
          <table:table-cell table:style-name="ce5" table:formula="of:=+['file:///home/woooky/krypto/g2-archiary/setting/Ar-setting2.ods'#$filtr.B30]" office:value-type="string" office:string-value="LE.png" calcext:value-type="string">
            <text:p>LE.png</text:p>
          </table:table-cell>
          <table:table-cell table:style-name="ce5" table:formula="of:=+['file:///home/woooky/krypto/g2-archiary/setting/Ar-setting2.ods'#$filtr.C30]" office:value-type="string" office:string-value="LE 20250814  🎥 [mjw] (2025)" calcext:value-type="string">
            <text:p>LE 20250814 <text:s/>🎥 [mjw] (2025)</text:p>
          </table:table-cell>
          <table:table-cell table:style-name="ce9" table:formula="of:=+['file:///home/woooky/krypto/g2-archiary/setting/Ar-setting2.ods'#$filtr.A30]" office:value-type="float" office:value="28" calcext:value-type="float">
            <text:p>28</text:p>
          </table:table-cell>
          <table:table-cell table:style-name="ce5" table:formula="of:=+['file:///home/woooky/krypto/g2-archiary/setting/Ar-setting2.ods'#$filtr.D30]" office:value-type="string" office:string-value="https://mega.nz/file/2KACxLha#DmMW4t8K8vPW" calcext:value-type="string">
            <text:p>https://mega.nz/file/2KACxLha#DmMW4t8K8vPW</text:p>
          </table:table-cell>
        </table:table-row>
        <table:table-row table:style-name="ro3">
          <table:table-cell table:style-name="ce5" table:formula="of:=+['file:///home/woooky/krypto/g2-archiary/setting/Ar-setting2.ods'#$filtr.B31]" office:value-type="string" office:string-value="RTY.png" calcext:value-type="string">
            <text:p>RTY.png</text:p>
          </table:table-cell>
          <table:table-cell table:style-name="ce5" table:formula="of:=+['file:///home/woooky/krypto/g2-archiary/setting/Ar-setting2.ods'#$filtr.C31]" office:value-type="string" office:string-value="RTY 20250814  🎥 [mjw] (2025)" calcext:value-type="string">
            <text:p>RTY 20250814 <text:s/>🎥 [mjw] (2025)</text:p>
          </table:table-cell>
          <table:table-cell table:style-name="ce9" table:formula="of:=+['file:///home/woooky/krypto/g2-archiary/setting/Ar-setting2.ods'#$filtr.A31]" office:value-type="float" office:value="29" calcext:value-type="float">
            <text:p>29</text:p>
          </table:table-cell>
          <table:table-cell table:style-name="ce5" table:formula="of:=+['file:///home/woooky/krypto/g2-archiary/setting/Ar-setting2.ods'#$filtr.D31]" office:value-type="string" office:string-value="https://mega.nz/file/HPRkTZAR#nsXMf7jAJTKd" calcext:value-type="string">
            <text:p>https://mega.nz/file/HPRkTZAR#nsXMf7jAJTKd</text:p>
          </table:table-cell>
        </table:table-row>
        <table:table-row table:style-name="ro1">
          <table:table-cell table:style-name="ce5" table:formula="of:=+['file:///home/woooky/krypto/g2-archiary/setting/Ar-setting2.ods'#$filtr.B32]" office:value-type="string" office:string-value="LE.png" calcext:value-type="string">
            <text:p>LE.png</text:p>
          </table:table-cell>
          <table:table-cell table:style-name="ce5" table:formula="of:=+['file:///home/woooky/krypto/g2-archiary/setting/Ar-setting2.ods'#$filtr.C32]" office:value-type="string" office:string-value="LE 20250815  🎥 [mjw] (2025)" calcext:value-type="string">
            <text:p>LE 20250815 <text:s/>🎥 [mjw] (2025)</text:p>
          </table:table-cell>
          <table:table-cell table:style-name="ce9" table:formula="of:=+['file:///home/woooky/krypto/g2-archiary/setting/Ar-setting2.ods'#$filtr.A32]" office:value-type="float" office:value="30" calcext:value-type="float">
            <text:p>30</text:p>
          </table:table-cell>
          <table:table-cell table:style-name="ce5" table:formula="of:=+['file:///home/woooky/krypto/g2-archiary/setting/Ar-setting2.ods'#$filtr.D32]" office:value-type="string" office:string-value="https://mega.nz/file/KDYQVRgL#FdMsJGjE83eX" calcext:value-type="string">
            <text:p>https://mega.nz/file/KDYQVRgL#FdMsJGjE83eX</text:p>
          </table:table-cell>
        </table:table-row>
        <table:table-row table:style-name="ro1">
          <table:table-cell table:style-name="ce5" table:formula="of:=+['file:///home/woooky/krypto/g2-archiary/setting/Ar-setting2.ods'#$filtr.B33]" office:value-type="string" office:string-value="BASF.jpg" calcext:value-type="string">
            <text:p>BASF.jpg</text:p>
          </table:table-cell>
          <table:table-cell table:style-name="ce5" table:formula="of:=+['file:///home/woooky/krypto/g2-archiary/setting/Ar-setting2.ods'#$filtr.C33]" office:value-type="string" office:string-value="BASF 20250815  🎥 [mjw] (2025)" calcext:value-type="string">
            <text:p>BASF 20250815 <text:s/>🎥 [mjw] (2025)</text:p>
          </table:table-cell>
          <table:table-cell table:style-name="ce9" table:formula="of:=+['file:///home/woooky/krypto/g2-archiary/setting/Ar-setting2.ods'#$filtr.A33]" office:value-type="float" office:value="31" calcext:value-type="float">
            <text:p>31</text:p>
          </table:table-cell>
          <table:table-cell table:style-name="ce5" table:formula="of:=+['file:///home/woooky/krypto/g2-archiary/setting/Ar-setting2.ods'#$filtr.D33]" office:value-type="string" office:string-value="https://mega.nz/file/GOwWjD4Q#or1eIW7Pib_x" calcext:value-type="string">
            <text:p>https://mega.nz/file/GOwWjD4Q#or1eIW7Pib_x</text:p>
          </table:table-cell>
        </table:table-row>
        <table:table-row table:style-name="ro1">
          <table:table-cell table:style-name="ce5" table:formula="of:=+['file:///home/woooky/krypto/g2-archiary/setting/Ar-setting2.ods'#$filtr.B34]" office:value-type="string" office:string-value="MSE.png" calcext:value-type="string">
            <text:p>MSE.png</text:p>
          </table:table-cell>
          <table:table-cell table:style-name="ce5" table:formula="of:=+['file:///home/woooky/krypto/g2-archiary/setting/Ar-setting2.ods'#$filtr.C34]" office:value-type="string" office:string-value="MSE 20250816  🎥 [mjw] (2025)" calcext:value-type="string">
            <text:p>MSE 20250816 <text:s/>🎥 [mjw] (2025)</text:p>
          </table:table-cell>
          <table:table-cell table:style-name="ce9" table:formula="of:=+['file:///home/woooky/krypto/g2-archiary/setting/Ar-setting2.ods'#$filtr.A34]" office:value-type="float" office:value="32" calcext:value-type="float">
            <text:p>32</text:p>
          </table:table-cell>
          <table:table-cell table:style-name="ce5" table:formula="of:=+['file:///home/woooky/krypto/g2-archiary/setting/Ar-setting2.ods'#$filtr.D34]" office:value-type="string" office:string-value="https://mega.nz/file/yepETD4T#3S2sWIiNOoU0" calcext:value-type="string">
            <text:p>https://mega.nz/file/yepETD4T#3S2sWIiNOoU0</text:p>
          </table:table-cell>
        </table:table-row>
        <table:table-row table:style-name="ro1">
          <table:table-cell table:style-name="ce5" table:formula="of:=+['file:///home/woooky/krypto/g2-archiary/setting/Ar-setting2.ods'#$filtr.B35]" office:value-type="string" office:string-value="BNK.png" calcext:value-type="string">
            <text:p>BNK.png</text:p>
          </table:table-cell>
          <table:table-cell table:style-name="ce5" table:formula="of:=+['file:///home/woooky/krypto/g2-archiary/setting/Ar-setting2.ods'#$filtr.C35]" office:value-type="string" office:string-value="BNK 20250816  🎥 [mjw] (2025)" calcext:value-type="string">
            <text:p>BNK 20250816 <text:s/>🎥 [mjw] (2025)</text:p>
          </table:table-cell>
          <table:table-cell table:style-name="ce9" table:formula="of:=+['file:///home/woooky/krypto/g2-archiary/setting/Ar-setting2.ods'#$filtr.A35]" office:value-type="float" office:value="33" calcext:value-type="float">
            <text:p>33</text:p>
          </table:table-cell>
          <table:table-cell table:style-name="ce5" table:formula="of:=+['file:///home/woooky/krypto/g2-archiary/setting/Ar-setting2.ods'#$filtr.D35]" office:value-type="string" office:string-value="https://mega.nz/file/aGhXET7T#5sYZCws8l_3l" calcext:value-type="string">
            <text:p>https://mega.nz/file/aGhXET7T#5sYZCws8l_3l</text:p>
          </table:table-cell>
        </table:table-row>
        <table:table-row table:style-name="ro1">
          <table:table-cell table:style-name="ce5" table:formula="of:=+['file:///home/woooky/krypto/g2-archiary/setting/Ar-setting2.ods'#$filtr.B36]" office:value-type="string" office:string-value="RWE.png" calcext:value-type="string">
            <text:p>RWE.png</text:p>
          </table:table-cell>
          <table:table-cell table:style-name="ce5" table:formula="of:=+['file:///home/woooky/krypto/g2-archiary/setting/Ar-setting2.ods'#$filtr.C36]" office:value-type="string" office:string-value="RWE 20250817  🎥 [mjw] (2025)" calcext:value-type="string">
            <text:p>RWE 20250817 <text:s/>🎥 [mjw] (2025)</text:p>
          </table:table-cell>
          <table:table-cell table:style-name="ce9" table:formula="of:=+['file:///home/woooky/krypto/g2-archiary/setting/Ar-setting2.ods'#$filtr.A36]" office:value-type="float" office:value="34" calcext:value-type="float">
            <text:p>34</text:p>
          </table:table-cell>
          <table:table-cell table:style-name="ce5" table:formula="of:=+['file:///home/woooky/krypto/g2-archiary/setting/Ar-setting2.ods'#$filtr.D36]" office:value-type="string" office:string-value="https://mega.nz/file/rOZRlL5K#tDsrIoBUgNry" calcext:value-type="string">
            <text:p>https://mega.nz/file/rOZRlL5K#tDsrIoBUgNry</text:p>
          </table:table-cell>
        </table:table-row>
        <table:table-row table:style-name="ro1">
          <table:table-cell table:style-name="ce5" table:formula="of:=+['file:///home/woooky/krypto/g2-archiary/setting/Ar-setting2.ods'#$filtr.B37]" office:value-type="float" office:value="0" calcext:value-type="float">
            <text:p>0</text:p>
          </table:table-cell>
          <table:table-cell table:style-name="ce5" table:formula="of:=+['file:///home/woooky/krypto/g2-archiary/setting/Ar-setting2.ods'#$filtr.C37]" office:value-type="float" office:value="0" calcext:value-type="float">
            <text:p>0</text:p>
          </table:table-cell>
          <table:table-cell table:style-name="ce9" table:formula="of:=+['file:///home/woooky/krypto/g2-archiary/setting/Ar-setting2.ods'#$filtr.A37]" office:value-type="float" office:value="0" calcext:value-type="float">
            <text:p>0</text:p>
          </table:table-cell>
          <table:table-cell table:style-name="ce5" table:formula="of:=+['file:///home/woooky/krypto/g2-archiary/setting/Ar-setting2.ods'#$filtr.D37]" office:value-type="float" office:value="0" calcext:value-type="float">
            <text:p>0</text:p>
          </table:table-cell>
        </table:table-row>
        <table:table-row table:style-name="ro1">
          <table:table-cell table:style-name="ce5" table:formula="of:=+['file:///home/woooky/krypto/g2-archiary/setting/Ar-setting2.ods'#$filtr.B38]" office:value-type="float" office:value="0" calcext:value-type="float">
            <text:p>0</text:p>
          </table:table-cell>
          <table:table-cell table:style-name="ce5" table:formula="of:=+['file:///home/woooky/krypto/g2-archiary/setting/Ar-setting2.ods'#$filtr.C38]" office:value-type="float" office:value="0" calcext:value-type="float">
            <text:p>0</text:p>
          </table:table-cell>
          <table:table-cell table:style-name="ce9" table:formula="of:=+['file:///home/woooky/krypto/g2-archiary/setting/Ar-setting2.ods'#$filtr.A38]" office:value-type="float" office:value="0" calcext:value-type="float">
            <text:p>0</text:p>
          </table:table-cell>
          <table:table-cell table:style-name="ce5" table:formula="of:=+['file:///home/woooky/krypto/g2-archiary/setting/Ar-setting2.ods'#$filtr.D38]" office:value-type="float" office:value="0" calcext:value-type="float">
            <text:p>0</text:p>
          </table:table-cell>
        </table:table-row>
        <table:table-row table:style-name="ro1">
          <table:table-cell table:style-name="ce5" table:formula="of:=+['file:///home/woooky/krypto/g2-archiary/setting/Ar-setting2.ods'#$filtr.B39]" office:value-type="float" office:value="0" calcext:value-type="float">
            <text:p>0</text:p>
          </table:table-cell>
          <table:table-cell table:style-name="ce5" table:formula="of:=+['file:///home/woooky/krypto/g2-archiary/setting/Ar-setting2.ods'#$filtr.C39]" office:value-type="float" office:value="0" calcext:value-type="float">
            <text:p>0</text:p>
          </table:table-cell>
          <table:table-cell table:style-name="ce9" table:formula="of:=+['file:///home/woooky/krypto/g2-archiary/setting/Ar-setting2.ods'#$filtr.A39]" office:value-type="float" office:value="0" calcext:value-type="float">
            <text:p>0</text:p>
          </table:table-cell>
          <table:table-cell table:style-name="ce5" table:formula="of:=+['file:///home/woooky/krypto/g2-archiary/setting/Ar-setting2.ods'#$filtr.D39]" office:value-type="float" office:value="0" calcext:value-type="float">
            <text:p>0</text:p>
          </table:table-cell>
        </table:table-row>
        <table:table-row table:style-name="ro1">
          <table:table-cell table:style-name="ce5" table:formula="of:=+['file:///home/woooky/krypto/g2-archiary/setting/Ar-setting2.ods'#$filtr.B40]" office:value-type="float" office:value="0" calcext:value-type="float">
            <text:p>0</text:p>
          </table:table-cell>
          <table:table-cell table:style-name="ce5" table:formula="of:=+['file:///home/woooky/krypto/g2-archiary/setting/Ar-setting2.ods'#$filtr.C40]" office:value-type="float" office:value="0" calcext:value-type="float">
            <text:p>0</text:p>
          </table:table-cell>
          <table:table-cell table:style-name="ce9" table:formula="of:=+['file:///home/woooky/krypto/g2-archiary/setting/Ar-setting2.ods'#$filtr.A40]" office:value-type="float" office:value="0" calcext:value-type="float">
            <text:p>0</text:p>
          </table:table-cell>
          <table:table-cell table:style-name="ce5" table:formula="of:=+['file:///home/woooky/krypto/g2-archiary/setting/Ar-setting2.ods'#$filtr.D40]" office:value-type="float" office:value="0" calcext:value-type="float">
            <text:p>0</text:p>
          </table:table-cell>
        </table:table-row>
        <table:table-row table:style-name="ro1">
          <table:table-cell table:style-name="ce5" table:formula="of:=+['file:///home/woooky/krypto/g2-archiary/setting/Ar-setting2.ods'#$filtr.B41]" office:value-type="float" office:value="0" calcext:value-type="float">
            <text:p>0</text:p>
          </table:table-cell>
          <table:table-cell table:style-name="ce5" table:formula="of:=+['file:///home/woooky/krypto/g2-archiary/setting/Ar-setting2.ods'#$filtr.C41]" office:value-type="float" office:value="0" calcext:value-type="float">
            <text:p>0</text:p>
          </table:table-cell>
          <table:table-cell table:style-name="ce9" table:formula="of:=+['file:///home/woooky/krypto/g2-archiary/setting/Ar-setting2.ods'#$filtr.A41]" office:value-type="float" office:value="0" calcext:value-type="float">
            <text:p>0</text:p>
          </table:table-cell>
          <table:table-cell table:style-name="ce5" table:formula="of:=+['file:///home/woooky/krypto/g2-archiary/setting/Ar-setting2.ods'#$filtr.D41]" office:value-type="float" office:value="0" calcext:value-type="float">
            <text:p>0</text:p>
          </table:table-cell>
        </table:table-row>
        <table:table-row table:style-name="ro1">
          <table:table-cell table:style-name="ce5" table:formula="of:=+['file:///home/woooky/krypto/g2-archiary/setting/Ar-setting2.ods'#$filtr.B42]" office:value-type="float" office:value="0" calcext:value-type="float">
            <text:p>0</text:p>
          </table:table-cell>
          <table:table-cell table:style-name="ce5" table:formula="of:=+['file:///home/woooky/krypto/g2-archiary/setting/Ar-setting2.ods'#$filtr.C42]" office:value-type="float" office:value="0" calcext:value-type="float">
            <text:p>0</text:p>
          </table:table-cell>
          <table:table-cell table:style-name="ce9" table:formula="of:=+['file:///home/woooky/krypto/g2-archiary/setting/Ar-setting2.ods'#$filtr.A42]" office:value-type="float" office:value="0" calcext:value-type="float">
            <text:p>0</text:p>
          </table:table-cell>
          <table:table-cell table:style-name="ce5" table:formula="of:=+['file:///home/woooky/krypto/g2-archiary/setting/Ar-setting2.ods'#$filtr.D42]" office:value-type="float" office:value="0" calcext:value-type="float">
            <text:p>0</text:p>
          </table:table-cell>
        </table:table-row>
        <table:table-row table:style-name="ro1">
          <table:table-cell table:style-name="ce5" table:formula="of:=+['file:///home/woooky/krypto/g2-archiary/setting/Ar-setting2.ods'#$filtr.B43]" office:value-type="float" office:value="0" calcext:value-type="float">
            <text:p>0</text:p>
          </table:table-cell>
          <table:table-cell table:style-name="ce5" table:formula="of:=+['file:///home/woooky/krypto/g2-archiary/setting/Ar-setting2.ods'#$filtr.C43]" office:value-type="float" office:value="0" calcext:value-type="float">
            <text:p>0</text:p>
          </table:table-cell>
          <table:table-cell table:style-name="ce9" table:formula="of:=+['file:///home/woooky/krypto/g2-archiary/setting/Ar-setting2.ods'#$filtr.A43]" office:value-type="float" office:value="0" calcext:value-type="float">
            <text:p>0</text:p>
          </table:table-cell>
          <table:table-cell table:style-name="ce5" table:formula="of:=+['file:///home/woooky/krypto/g2-archiary/setting/Ar-setting2.ods'#$filtr.D43]" office:value-type="float" office:value="0" calcext:value-type="float">
            <text:p>0</text:p>
          </table:table-cell>
        </table:table-row>
        <table:table-row table:style-name="ro1" table:number-rows-repeated="2723">
          <table:table-cell table:style-name="ce9" table:number-columns-repeated="3"/>
          <table:table-cell table:style-name="ce5"/>
        </table:table-row>
        <table:table-row table:style-name="ro1" table:number-rows-repeated="1045809">
          <table:table-cell table:number-columns-repeated="4"/>
        </table:table-row>
        <table:table-row table:style-name="ro1">
          <table:table-cell table:number-columns-repeated="4"/>
        </table:table-row>
      </table:table>
      <table:table table:name="'file:///home/woooky/krypto/g2-archiary/setting/Ar-setting2.ods'#filtr" table:print="false" table:style-name="ta_extref">
        <table:table-source xlink:type="simple" xlink:href="../../../../setting/Ar-setting2.ods" table:table-name="filtr" table:filter-name="calc8" table:mode="copy-results-only"/>
        <table:table-column table:number-columns-repeated="4"/>
        <table:table-row>
          <table:table-cell table:style-name="ce1" office:value-type="string">
            <text:p>//INFO: Calc neumí pracovat s čísly větším,  než o patnácti číslicích, libovolno kde je desetinna carka</text:p>
          </table:table-cell>
          <table:table-cell table:number-columns-repeated="2"/>
          <table:table-cell table:style-name="ce1" office:value-type="string">
            <text:p>Prefix</text:p>
          </table:table-cell>
        </table:table-row>
        <table:table-row>
          <table:table-cell table:style-name="ce1" office:value-type="string">
            <text:p>//INFO: proto volím max a min čísla, jako rozsah, jinak s tím musím pracovat mnohem složitěji jako se stringy</text:p>
          </table:table-cell>
          <table:table-cell table:style-name="ce1" office:value-type="string">
            <text:p>play1.png</text:p>
          </table:table-cell>
          <table:table-cell table:style-name="ce1" office:value-type="string">
            <text:p>Kryptoměny – pohled náctiletého kluka na kryptoměny formou prezentace pro své spolužáky  🎬 [LK](2025)</text:p>
          </table:table-cell>
          <table:table-cell table:style-name="ce1" office:value-type="string">
            <text:p>https://mega.nz/file/6SRBgBRT#ZB0iawGPfOv_</text:p>
          </table:table-cell>
        </table:table-row>
        <table:table-row>
          <table:table-cell table:style-name="ce1" office:value-type="string">
            <text:p>Minimální</text:p>
          </table:table-cell>
          <table:table-cell table:style-name="ce1" office:value-type="string">
            <text:p>LE.png</text:p>
          </table:table-cell>
          <table:table-cell table:style-name="ce1" office:value-type="float" office:value="1E-012">
            <text:p>1E-012</text:p>
          </table:table-cell>
          <table:table-cell table:style-name="ce1" office:value-type="string">
            <text:p>https://mega.nz/file/SOQiGYDJ#ChN5OIGyVcWJ</text:p>
          </table:table-cell>
        </table:table-row>
        <table:table-row>
          <table:table-cell table:style-name="ce1" office:value-type="string">
            <text:p>Maximální</text:p>
          </table:table-cell>
          <table:table-cell table:style-name="ce1" office:value-type="string">
            <text:p>NQ.png</text:p>
          </table:table-cell>
          <table:table-cell table:style-name="ce1" office:value-type="float" office:value="999.999999999999">
            <text:p>999.999999999999</text:p>
          </table:table-cell>
          <table:table-cell table:style-name="ce1" office:value-type="string">
            <text:p>https://mega.nz/file/ybhgjQBI#GZlRD_9q9b-E</text:p>
          </table:table-cell>
        </table:table-row>
        <table:table-row>
          <table:table-cell table:style-name="ce1" office:value-type="string">
            <text:p>Rozsah zmeny od</text:p>
          </table:table-cell>
          <table:table-cell table:style-name="ce1" office:value-type="string">
            <text:p>cez.png</text:p>
          </table:table-cell>
          <table:table-cell table:style-name="ce1" office:value-type="string">
            <text:p>TA $open, duration in 19 years, STOCK CEZ Prague situation 202507, analysis, reflection, future  📜💲 [mjw](2025)</text:p>
          </table:table-cell>
          <table:table-cell table:style-name="ce1" office:value-type="float" office:value="-100">
            <text:p>-100</text:p>
          </table:table-cell>
        </table:table-row>
        <table:table-row>
          <table:table-cell table:style-name="ce1" office:value-type="string">
            <text:p>Rozsah zmeny do</text:p>
          </table:table-cell>
          <table:table-cell table:style-name="ce1" office:value-type="string">
            <text:p>IMG20250809084445.jpg</text:p>
          </table:table-cell>
          <table:table-cell table:style-name="ce1" office:value-type="string">
            <text:p>Flower with teddy bear  📸 [mjw](20250804)</text:p>
          </table:table-cell>
          <table:table-cell table:style-name="ce1" office:value-type="float" office:value="1500">
            <text:p>1500</text:p>
          </table:table-cell>
        </table:table-row>
        <table:table-row>
          <table:table-cell table:style-name="ce1" office:value-type="string">
            <text:p>Rozsah zmeny v řádu</text:p>
          </table:table-cell>
          <table:table-cell table:style-name="ce1" office:value-type="string">
            <text:p>msdos.png</text:p>
          </table:table-cell>
          <table:table-cell table:style-name="ce1" office:value-type="string">
            <text:p>First Steps of a Programmer - calculator in cmd.exe 📝 [LK] (2024) </text:p>
          </table:table-cell>
          <table:table-cell table:style-name="ce1" office:value-type="float" office:value="1000000000000">
            <text:p>1000000000000</text:p>
          </table:table-cell>
        </table:table-row>
        <table:table-row>
          <table:table-cell table:style-name="ce1" office:value-type="string">
            <text:p>Minimální velikost vkladu:</text:p>
          </table:table-cell>
          <table:table-cell table:style-name="ce1" office:value-type="string">
            <text:p>praha.png</text:p>
          </table:table-cell>
          <table:table-cell table:style-name="ce1" office:value-type="float" office:value="100000000000000">
            <text:p>100000000000000</text:p>
          </table:table-cell>
          <table:table-cell table:style-name="ce1" office:value-type="string">
            <text:p>https://mega.nz/file/HaR2lKDK#8EFkRws66iXt</text:p>
          </table:table-cell>
        </table:table-row>
        <table:table-row>
          <table:table-cell table:style-name="ce1" office:value-type="string">
            <text:p>Minimální velikost kontraktu pro výhru:</text:p>
          </table:table-cell>
          <table:table-cell table:style-name="ce1" office:value-type="string">
            <text:p>apple.png</text:p>
          </table:table-cell>
          <table:table-cell table:style-name="ce1" office:value-type="float" office:value="1E+017">
            <text:p>1E+017</text:p>
          </table:table-cell>
          <table:table-cell table:style-name="ce1" office:value-type="string">
            <text:p>https://mega.nz/file/bepGzSoL#HZ9Ycux6XxIn</text:p>
          </table:table-cell>
        </table:table-row>
        <table:table-row>
          <table:table-cell table:style-name="ce1" office:value-type="string">
            <text:p>Řešení:</text:p>
          </table:table-cell>
          <table:table-cell table:style-name="ce1" office:value-type="string">
            <text:p>ruh.png</text:p>
          </table:table-cell>
          <table:table-cell table:style-name="ce1" office:value-type="float" office:value="12300000000000000">
            <text:p>12300000000000000</text:p>
          </table:table-cell>
          <table:table-cell table:style-name="ce1" office:value-type="string">
            <text:p>https://mega.nz/file/SDxygK4Q#lUw-oMck5Mg1</text:p>
          </table:table-cell>
        </table:table-row>
        <table:table-row>
          <table:table-cell table:style-name="ce1" office:value-type="string">
            <text:p>Násobič/dělči</text:p>
          </table:table-cell>
          <table:table-cell table:style-name="ce1" office:value-type="string">
            <text:p>fiat.png</text:p>
          </table:table-cell>
          <table:table-cell table:style-name="ce1" office:value-type="string">
            <text:p>Fiat Panda 2012, repairs and technical 20250807 25561,-CZK, mileage 107700km, first replacement of the rear exhaust, first replacement of the timing belt..… 🚗 [milo, mjw] (20250807)</text:p>
          </table:table-cell>
          <table:table-cell table:style-name="ce1" office:value-type="string">
            <text:p>https://mega.nz/file/GHwSDQaZ#qzQvj0si1mjg</text:p>
          </table:table-cell>
        </table:table-row>
        <table:table-row>
          <table:table-cell table:style-name="ce1" office:value-type="string">
            <text:p>Vzor čísla</text:p>
          </table:table-cell>
          <table:table-cell table:style-name="ce1" office:value-type="string">
            <text:p>LE.png</text:p>
          </table:table-cell>
          <table:table-cell table:style-name="ce1" office:value-type="float" office:value="1.20202E+019">
            <text:p>1.20202E+019</text:p>
          </table:table-cell>
          <table:table-cell table:style-name="ce1" office:value-type="string">
            <text:p>https://mega.nz/file/Leg2jBqZ#MP7Koq46ovbA</text:p>
          </table:table-cell>
        </table:table-row>
        <table:table-row>
          <table:table-cell table:style-name="ce1" office:value-type="string">
            <text:p>Vzor ř5</text:p>
          </table:table-cell>
          <table:table-cell table:style-name="ce1" office:value-type="string">
            <text:p>android.png</text:p>
          </table:table-cell>
          <table:table-cell table:style-name="ce1" office:value-type="float" office:value="9.10921555E+019">
            <text:p>9.10921555E+019</text:p>
          </table:table-cell>
          <table:table-cell table:style-name="ce1" office:value-type="float" office:value="77000000000000">
            <text:p>77000000000000</text:p>
          </table:table-cell>
        </table:table-row>
        <table:table-row>
          <table:table-cell table:style-name="ce1" office:value-type="string">
            <text:p>Vzor ř6</text:p>
          </table:table-cell>
          <table:table-cell table:style-name="ce1" office:value-type="string">
            <text:p>tanec.jpg</text:p>
          </table:table-cell>
          <table:table-cell table:style-name="ce1" office:value-type="float" office:value="1.23456E+017">
            <text:p>1.23456E+017</text:p>
          </table:table-cell>
          <table:table-cell table:style-name="ce1" office:value-type="float" office:value="632000000000000">
            <text:p>632000000000000</text:p>
          </table:table-cell>
        </table:table-row>
        <table:table-row>
          <table:table-cell table:style-name="ce1" office:value-type="float" office:value="13">
            <text:p>13</text:p>
          </table:table-cell>
          <table:table-cell table:style-name="ce1" office:value-type="string">
            <text:p>fiat.png</text:p>
          </table:table-cell>
          <table:table-cell table:style-name="ce1" office:value-type="float" office:value="9.87654321E+017">
            <text:p>9.87654321E+017</text:p>
          </table:table-cell>
          <table:table-cell table:style-name="ce1" office:value-type="string">
            <text:p>https://mega.nz/file/rTwAARqS#hGA8YEQpejBM</text:p>
          </table:table-cell>
        </table:table-row>
        <table:table-row>
          <table:table-cell table:style-name="ce1" office:value-type="string">
            <text:p>human</text:p>
          </table:table-cell>
          <table:table-cell table:style-name="ce1" office:value-type="string">
            <text:p>poradi</text:p>
          </table:table-cell>
          <table:table-cell table:style-name="ce1" office:value-type="string">
            <text:p>celé</text:p>
          </table:table-cell>
          <table:table-cell table:style-name="ce1" office:value-type="string">
            <text:p>náhoda</text:p>
          </table:table-cell>
        </table:table-row>
        <table:table-row>
          <table:table-cell table:style-name="ce1" office:value-type="float" office:value="15">
            <text:p>15</text:p>
          </table:table-cell>
          <table:table-cell table:style-name="ce1" office:value-type="string">
            <text:p>bike.png</text:p>
          </table:table-cell>
          <table:table-cell table:style-name="ce1" office:value-type="float" office:value="100000000000000">
            <text:p>100000000000000</text:p>
          </table:table-cell>
          <table:table-cell table:style-name="ce1" office:value-type="string">
            <text:p>https://mega.nz/file/PfJhQArR#4vJIUecIZS0G</text:p>
          </table:table-cell>
        </table:table-row>
        <table:table-row>
          <table:table-cell table:style-name="ce1" office:value-type="float" office:value="0.00149">
            <text:p>0.00149</text:p>
          </table:table-cell>
          <table:table-cell table:style-name="ce1" office:value-type="float" office:value="0">
            <text:p>0</text:p>
          </table:table-cell>
          <table:table-cell table:style-name="ce1" office:value-type="float" office:value="1490000000000000">
            <text:p>1490000000000000</text:p>
          </table:table-cell>
          <table:table-cell table:style-name="ce1" office:value-type="float" office:value="1390000000000000">
            <text:p>1390000000000000</text:p>
          </table:table-cell>
        </table:table-row>
        <table:table-row>
          <table:table-cell table:style-name="ce1" office:value-type="float" office:value="0.002907">
            <text:p>0.002907</text:p>
          </table:table-cell>
          <table:table-cell table:style-name="ce1" office:value-type="float" office:value="1">
            <text:p>1</text:p>
          </table:table-cell>
          <table:table-cell table:style-name="ce1" office:value-type="float" office:value="2907000000000000">
            <text:p>2907000000000000</text:p>
          </table:table-cell>
          <table:table-cell table:style-name="ce1" office:value-type="float" office:value="1417000000000000">
            <text:p>1417000000000000</text:p>
          </table:table-cell>
        </table:table-row>
        <table:table-row>
          <table:table-cell table:style-name="ce1" office:value-type="float" office:value="0.003411">
            <text:p>0.003411</text:p>
          </table:table-cell>
          <table:table-cell table:style-name="ce1" office:value-type="float" office:value="2">
            <text:p>2</text:p>
          </table:table-cell>
          <table:table-cell table:style-name="ce1" office:value-type="float" office:value="3411000000000000">
            <text:p>3411000000000000</text:p>
          </table:table-cell>
          <table:table-cell table:style-name="ce1" office:value-type="float" office:value="504000000000000">
            <text:p>504000000000000</text:p>
          </table:table-cell>
        </table:table-row>
        <table:table-row>
          <table:table-cell table:style-name="ce1" office:value-type="float" office:value="0.004268">
            <text:p>0.004268</text:p>
          </table:table-cell>
          <table:table-cell table:style-name="ce1" office:value-type="float" office:value="3">
            <text:p>3</text:p>
          </table:table-cell>
          <table:table-cell table:style-name="ce1" office:value-type="float" office:value="4268000000000000">
            <text:p>4268000000000000</text:p>
          </table:table-cell>
          <table:table-cell table:style-name="ce1" office:value-type="float" office:value="857000000000000">
            <text:p>857000000000000</text:p>
          </table:table-cell>
        </table:table-row>
        <table:table-row>
          <table:table-cell table:style-name="ce1" office:value-type="float" office:value="0.005759">
            <text:p>0.005759</text:p>
          </table:table-cell>
          <table:table-cell table:style-name="ce1" office:value-type="float" office:value="4">
            <text:p>4</text:p>
          </table:table-cell>
          <table:table-cell table:style-name="ce1" office:value-type="float" office:value="5759000000000000">
            <text:p>5759000000000000</text:p>
          </table:table-cell>
          <table:table-cell table:style-name="ce1" office:value-type="float" office:value="1491000000000000">
            <text:p>1491000000000000</text:p>
          </table:table-cell>
        </table:table-row>
        <table:table-row>
          <table:table-cell table:style-name="ce1" office:value-type="float" office:value="0.005842">
            <text:p>0.005842</text:p>
          </table:table-cell>
          <table:table-cell table:style-name="ce1" office:value-type="float" office:value="5">
            <text:p>5</text:p>
          </table:table-cell>
          <table:table-cell table:style-name="ce1" office:value-type="float" office:value="5842000000000000">
            <text:p>5842000000000000</text:p>
          </table:table-cell>
          <table:table-cell table:style-name="ce1" office:value-type="float" office:value="83000000000000">
            <text:p>83000000000000</text:p>
          </table:table-cell>
        </table:table-row>
        <table:table-row>
          <table:table-cell table:style-name="ce1" office:value-type="float" office:value="0.006529">
            <text:p>0.006529</text:p>
          </table:table-cell>
          <table:table-cell table:style-name="ce1" office:value-type="float" office:value="6">
            <text:p>6</text:p>
          </table:table-cell>
          <table:table-cell table:style-name="ce1" office:value-type="float" office:value="6529000000000000">
            <text:p>6529000000000000</text:p>
          </table:table-cell>
          <table:table-cell table:style-name="ce1" office:value-type="float" office:value="687000000000000">
            <text:p>687000000000000</text:p>
          </table:table-cell>
        </table:table-row>
        <table:table-row>
          <table:table-cell table:style-name="ce1" office:value-type="float" office:value="0.006919">
            <text:p>0.006919</text:p>
          </table:table-cell>
          <table:table-cell table:style-name="ce1" office:value-type="float" office:value="7">
            <text:p>7</text:p>
          </table:table-cell>
          <table:table-cell table:style-name="ce1" office:value-type="float" office:value="6919000000000000">
            <text:p>6919000000000000</text:p>
          </table:table-cell>
          <table:table-cell table:style-name="ce1" office:value-type="float" office:value="390000000000000">
            <text:p>390000000000000</text:p>
          </table:table-cell>
        </table:table-row>
        <table:table-row>
          <table:table-cell table:style-name="ce1" office:value-type="float" office:value="0.007389">
            <text:p>0.007389</text:p>
          </table:table-cell>
          <table:table-cell table:style-name="ce1" office:value-type="float" office:value="8">
            <text:p>8</text:p>
          </table:table-cell>
          <table:table-cell table:style-name="ce1" office:value-type="float" office:value="7389000000000000">
            <text:p>7389000000000000</text:p>
          </table:table-cell>
          <table:table-cell table:style-name="ce1" office:value-type="float" office:value="470000000000000">
            <text:p>470000000000000</text:p>
          </table:table-cell>
        </table:table-row>
        <table:table-row>
          <table:table-cell table:style-name="ce1" office:value-type="float" office:value="0.008294">
            <text:p>0.008294</text:p>
          </table:table-cell>
          <table:table-cell table:style-name="ce1" office:value-type="float" office:value="9">
            <text:p>9</text:p>
          </table:table-cell>
          <table:table-cell table:style-name="ce1" office:value-type="float" office:value="8294000000000000">
            <text:p>8294000000000000</text:p>
          </table:table-cell>
          <table:table-cell table:style-name="ce1" office:value-type="float" office:value="905000000000000">
            <text:p>905000000000000</text:p>
          </table:table-cell>
        </table:table-row>
        <table:table-row>
          <table:table-cell table:style-name="ce1" office:value-type="float" office:value="0.009178">
            <text:p>0.009178</text:p>
          </table:table-cell>
          <table:table-cell table:style-name="ce1" office:value-type="float" office:value="10">
            <text:p>10</text:p>
          </table:table-cell>
          <table:table-cell table:style-name="ce1" office:value-type="float" office:value="9178000000000000">
            <text:p>9178000000000000</text:p>
          </table:table-cell>
          <table:table-cell table:style-name="ce1" office:value-type="float" office:value="884000000000000">
            <text:p>884000000000000</text:p>
          </table:table-cell>
        </table:table-row>
        <table:table-row>
          <table:table-cell table:style-name="ce1" office:value-type="float" office:value="0.010256">
            <text:p>0.010256</text:p>
          </table:table-cell>
          <table:table-cell table:style-name="ce1" office:value-type="float" office:value="11">
            <text:p>11</text:p>
          </table:table-cell>
          <table:table-cell table:style-name="ce1" office:value-type="float" office:value="10256000000000000">
            <text:p>10256000000000000</text:p>
          </table:table-cell>
          <table:table-cell table:style-name="ce1" office:value-type="float" office:value="1078000000000000">
            <text:p>1078000000000000</text:p>
          </table:table-cell>
        </table:table-row>
        <table:table-row>
          <table:table-cell table:style-name="ce1" office:value-type="float" office:value="0.011631">
            <text:p>0.011631</text:p>
          </table:table-cell>
          <table:table-cell table:style-name="ce1" office:value-type="float" office:value="12">
            <text:p>12</text:p>
          </table:table-cell>
          <table:table-cell table:style-name="ce1" office:value-type="float" office:value="11631000000000000">
            <text:p>11631000000000000</text:p>
          </table:table-cell>
          <table:table-cell table:style-name="ce1" office:value-type="float" office:value="1375000000000000">
            <text:p>1375000000000000</text:p>
          </table:table-cell>
        </table:table-row>
        <table:table-row>
          <table:table-cell table:style-name="ce1" office:value-type="float" office:value="0.012856">
            <text:p>0.012856</text:p>
          </table:table-cell>
          <table:table-cell table:style-name="ce1" office:value-type="float" office:value="13">
            <text:p>13</text:p>
          </table:table-cell>
          <table:table-cell table:style-name="ce1" office:value-type="float" office:value="12856000000000000">
            <text:p>12856000000000000</text:p>
          </table:table-cell>
          <table:table-cell table:style-name="ce1" office:value-type="float" office:value="1225000000000000">
            <text:p>1225000000000000</text:p>
          </table:table-cell>
        </table:table-row>
        <table:table-row>
          <table:table-cell table:style-name="ce1" office:value-type="float" office:value="0.013697">
            <text:p>0.013697</text:p>
          </table:table-cell>
          <table:table-cell table:style-name="ce1" office:value-type="float" office:value="14">
            <text:p>14</text:p>
          </table:table-cell>
          <table:table-cell table:style-name="ce1" office:value-type="float" office:value="13697000000000000">
            <text:p>13697000000000000</text:p>
          </table:table-cell>
          <table:table-cell table:style-name="ce1" office:value-type="float" office:value="841000000000000">
            <text:p>841000000000000</text:p>
          </table:table-cell>
        </table:table-row>
        <table:table-row>
          <table:table-cell table:style-name="ce1" office:value-type="float" office:value="31">
            <text:p>31</text:p>
          </table:table-cell>
          <table:table-cell table:style-name="ce1" office:value-type="string">
            <text:p>BASF.jpg</text:p>
          </table:table-cell>
          <table:table-cell table:style-name="ce1" office:value-type="string">
            <text:p>BASF 20250815  🎥 [mjw] (2025)</text:p>
          </table:table-cell>
          <table:table-cell table:style-name="ce1" office:value-type="string">
            <text:p>https://mega.nz/file/GOwWjD4Q#or1eIW7Pib_x</text:p>
          </table:table-cell>
        </table:table-row>
        <table:table-row>
          <table:table-cell table:style-name="ce1" office:value-type="float" office:value="32">
            <text:p>32</text:p>
          </table:table-cell>
          <table:table-cell table:style-name="ce1" office:value-type="string">
            <text:p>MSE.png</text:p>
          </table:table-cell>
          <table:table-cell table:style-name="ce1" office:value-type="string">
            <text:p>MSE 20250816  🎥 [mjw] (2025)</text:p>
          </table:table-cell>
          <table:table-cell table:style-name="ce1" office:value-type="string">
            <text:p>https://mega.nz/file/yepETD4T#3S2sWIiNOoU0</text:p>
          </table:table-cell>
        </table:table-row>
        <table:table-row>
          <table:table-cell table:style-name="ce1" office:value-type="float" office:value="33">
            <text:p>33</text:p>
          </table:table-cell>
          <table:table-cell table:style-name="ce1" office:value-type="string">
            <text:p>BNK.png</text:p>
          </table:table-cell>
          <table:table-cell table:style-name="ce1" office:value-type="string">
            <text:p>BNK 20250816  🎥 [mjw] (2025)</text:p>
          </table:table-cell>
          <table:table-cell table:style-name="ce1" office:value-type="string">
            <text:p>https://mega.nz/file/aGhXET7T#5sYZCws8l_3l</text:p>
          </table:table-cell>
        </table:table-row>
        <table:table-row>
          <table:table-cell table:style-name="ce1" office:value-type="float" office:value="34">
            <text:p>34</text:p>
          </table:table-cell>
          <table:table-cell table:style-name="ce1" office:value-type="string">
            <text:p>RWE.png</text:p>
          </table:table-cell>
          <table:table-cell table:style-name="ce1" office:value-type="string">
            <text:p>RWE 20250817  🎥 [mjw] (2025)</text:p>
          </table:table-cell>
          <table:table-cell table:style-name="ce1" office:value-type="string">
            <text:p>https://mega.nz/file/rOZRlL5K#tDsrIoBUgNry</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cs" fo:country="CZ"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cs" fo:country="CZ"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Styl_20_šipky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number number:decimal-places="0" number:min-decimal-places="0" number:min-integer-digits="1" number:grouping="true"/>
      <number:text> </number:text>
      <number:currency-symbol number:language="cs" number:country="CZ">Kč</number:currency-symbol>
    </number:currency-style>
    <number:currency-style style:name="N130">
      <number:text>-</number:text>
      <number:number number:decimal-places="0" number:min-decimal-places="0" number:min-integer-digits="1" number:grouping="true"/>
      <number:text> </number:text>
      <number:currency-symbol number:language="cs" number:country="CZ">Kč</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cs" number:country="CZ">Kč</number:currency-symbol>
    </number:currency-style>
    <number:currency-style style:name="N132">
      <number:text>-</number:text>
      <number:number number:decimal-places="2" number:min-decimal-places="2" number:min-integer-digits="1" number:grouping="true"/>
      <number:text> </number:text>
      <number:currency-symbol number:language="cs" number:country="CZ">Kč</number:currency-symbol>
      <style:map style:condition="value()&gt;=0" style:apply-style-name="N132P0"/>
    </number:currency-style>
    <number:currency-style style:name="N133P0" style:volatile="true">
      <number:number number:decimal-places="0" number:min-decimal-places="0" number:min-integer-digits="1" number:grouping="true"/>
      <number:text> </number:text>
      <number:currency-symbol number:language="cs" number:country="CZ">Kč</number:currency-symbol>
    </number:currency-style>
    <number:currency-style style:name="N133">
      <style:text-properties fo:color="#ff0000"/>
      <number:text>-</number:text>
      <number:number number:decimal-places="0" number:min-decimal-places="0" number:min-integer-digits="1" number:grouping="true"/>
      <number:text> </number:text>
      <number:currency-symbol number:language="cs" number:country="CZ">Kč</number:currency-symbol>
      <style:map style:condition="value()&gt;=0" style:apply-style-name="N133P0"/>
    </number:currency-style>
    <number:currency-style style:name="N134P0" style:volatile="true">
      <number:number number:decimal-places="2" number:min-decimal-places="2" number:min-integer-digits="1" number:grouping="true"/>
      <number:text> </number:text>
      <number:currency-symbol number:language="cs" number:country="CZ">Kč</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cs" number:country="CZ">Kč</number:currency-symbol>
      <style:map style:condition="value()&gt;=0" style:apply-style-name="N134P0"/>
    </number:currency-style>
    <number:currency-style style:name="N136P0" style:volatile="true">
      <number:number number:decimal-places="2" number:min-decimal-places="0" number:decimal-replacement="--" number:min-integer-digits="1" number:grouping="true"/>
      <number:text> </number:text>
      <number:currency-symbol number:language="cs" number:country="CZ">Kč</number:currency-symbol>
    </number:currency-style>
    <number:currency-style style:name="N136">
      <style:text-properties fo:color="#ff0000"/>
      <number:text>-</number:text>
      <number:number number:decimal-places="2" number:min-decimal-places="0" number:decimal-replacement="--" number:min-integer-digits="1" number:grouping="true"/>
      <number:text> </number:text>
      <number:currency-symbol number:language="cs" number:country="CZ">Kč</number:currency-symbol>
      <style:map style:condition="value()&gt;=0" style:apply-style-name="N136P0"/>
    </number:currency-style>
    <number:number-style style:name="N137">
      <number:number number:decimal-places="18" number:min-decimal-places="18" number:min-integer-digits="1" number:grouping="true"/>
    </number:number-style>
    <number:number-style style:name="N138">
      <number:number number:decimal-places="18" number:min-decimal-places="18" number:min-integer-digits="1"/>
    </number:number-style>
    <number:number-style style:name="N139">
      <number:number number:decimal-places="19" number:min-decimal-places="19" number:min-integer-digits="1"/>
    </number:number-style>
    <number:number-style style:name="N140">
      <number:number number:decimal-places="19" number:min-decimal-places="19" number:min-integer-digits="3"/>
    </number:number-style>
    <number:number-style style:name="N141">
      <number:number number:decimal-places="19" number:min-decimal-places="19" number:min-integer-digits="0"/>
    </number:number-style>
    <number:number-style style:name="N142">
      <number:number number:decimal-places="11" number:min-decimal-places="11" number:min-integer-digits="1" number:grouping="true"/>
    </number:number-style>
    <number:number-style style:name="N143">
      <number:number number:decimal-places="0" number:min-decimal-places="0" number:min-integer-digits="0" number:grouping="true"/>
    </number:number-style>
    <number:number-style style:name="N144">
      <number:number number:decimal-places="0" number:min-decimal-places="0" number:min-integer-digits="7"/>
    </number:number-style>
    <number:number-style style:name="N145">
      <number:number number:decimal-places="0" number:min-decimal-places="0" number:min-integer-digits="9"/>
    </number:number-style>
    <number:number-style style:name="N146">
      <number:number number:decimal-places="9" number:min-decimal-places="9" number:min-integer-digits="1"/>
    </number:number-style>
    <number:number-style style:name="N147">
      <number:number number:decimal-places="1" number:min-decimal-places="1" number:min-integer-digits="1"/>
    </number:number-style>
    <number:number-style style:name="N148">
      <number:number number:decimal-places="18" number:min-decimal-places="18" number:min-integer-digits="0"/>
    </number:number-style>
    <number:number-style style:name="N149">
      <number:number number:decimal-places="3" number:min-decimal-places="3" number:min-integer-digits="1"/>
    </number:number-style>
    <number:number-style style:name="N150">
      <number:number number:decimal-places="12" number:min-decimal-places="12" number:min-integer-digits="3"/>
    </number:number-style>
    <number:number-style style:name="N151">
      <number:number number:decimal-places="0" number:min-decimal-places="0" number:min-integer-digits="0"/>
    </number:number-style>
    <number:number-style style:name="N152">
      <number:number number:decimal-places="12" number:min-decimal-places="12" number:min-integer-digits="1"/>
    </number:number-style>
    <number:number-style style:name="N153">
      <number:number number:decimal-places="7" number:min-decimal-places="7" number:min-integer-digits="1"/>
    </number:number-style>
    <number:number-style style:name="N154">
      <number:number number:decimal-places="0" number:min-decimal-places="0" number:min-integer-digits="20"/>
    </number:number-style>
    <number:number-style style:name="N155">
      <number:number number:decimal-places="0" number:min-decimal-places="0" number:min-integer-digits="3"/>
    </number:number-style>
    <number:number-style style:name="N156">
      <number:number number:decimal-places="12" number:min-decimal-places="12" number:min-integer-digits="3" number:grouping="true"/>
    </number:number-style>
    <number:number-style style:name="N157">
      <number:number number:decimal-places="12" number:min-decimal-places="12" number:min-integer-digits="0" number:grouping="true"/>
    </number:number-style>
    <number:number-style style:name="N158">
      <number:number number:decimal-places="0" number:min-decimal-places="0" number:min-integer-digits="3" number:grouping="true"/>
    </number:number-style>
    <number:number-style style:name="N10129" number:language="en" number:country="US" loext:transliteration-spellout="CZK" number:transliteration-language="en" number:transliteration-country="US">
      <number:number number:decimal-places="0" number:min-decimal-places="0" number:min-integer-digits="1"/>
    </number:number-style>
    <number:number-style style:name="N10130" number:language="en" number:country="US" loext:transliteration-spellout="CZK" number:transliteration-language="en" number:transliteration-country="US">
      <number:number number:decimal-places="2" number:min-decimal-places="2" number:min-integer-digits="1"/>
    </number:number-style>
    <number:number-style style:name="N10131" number:language="en" number:country="US" loext:transliteration-spellout="upper CZK" number:transliteration-language="en" number:transliteration-country="US">
      <number:number number:decimal-places="0" number:min-decimal-places="0" number:min-integer-digits="1"/>
    </number:number-style>
    <number:number-style style:name="N10132" number:language="en" number:country="US" loext:transliteration-spellout="upper CZK" number:transliteration-language="en" number:transliteration-country="US">
      <number:number number:decimal-places="2" number:min-decimal-places="2" number:min-integer-digits="1"/>
    </number:number-style>
    <number:number-style style:name="N10133" number:language="en" number:country="US">
      <number:number number:decimal-places="12" number:min-decimal-places="12" number:min-integer-digits="3"/>
    </number:number-style>
    <number:number-style style:name="N10134" number:language="en" number:country="US">
      <number:number number:decimal-places="15" number:min-decimal-places="15" number:min-integer-digits="3"/>
    </number:number-style>
    <number:number-style style:name="N10135" number:language="en" number:country="US">
      <number:number number:decimal-places="18" number:min-decimal-places="18" number:min-integer-digits="3"/>
    </number:number-style>
    <number:number-style style:name="N10136" number:language="en" number:country="US">
      <number:number number:decimal-places="0" number:min-decimal-places="0" number:min-integer-digits="0"/>
    </number:number-style>
    <number:number-style style:name="N10137" number:language="en" number:country="US">
      <number:number number:decimal-places="0" number:min-decimal-places="0" number:min-integer-digits="20"/>
    </number:number-style>
    <number:number-style style:name="N10138" number:language="en" number:country="US">
      <number:number number:decimal-places="0" number:min-decimal-places="0" number:min-integer-digits="22"/>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Styl_20_šipky_20_1" draw:display-name="Styl šipky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ánk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8">00/00/0000</text:date>, <text:time style:data-style-name="N2" text:time-value="08:52:46.754414390">00:00:00</text:time></text:p>
        </style:region-right>
      </style:header>
      <style:header-left style:display="false"/>
      <style:header-first style:display="false"/>
      <style:footer>
        <text:p>Stránk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09:16:04.268764829</meta:creation-date>
    <dc:date>2025-08-18T08:52:58.774784237</dc:date>
    <meta:editing-duration>PT11H53M3S</meta:editing-duration>
    <meta:editing-cycles>84</meta:editing-cycles>
    <meta:generator>LibreOffice/24.2.7.2$Linux_X86_64 LibreOffice_project/420$Build-2</meta:generator>
    <meta:document-statistic meta:table-count="1" meta:cell-count="170" meta:object-count="0"/>
  </office:meta>
</office:document-meta>
</file>